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8.37cm" svg:y="0.956cm">
            <draw:object draw:notify-on-update-of-ranges="Sheet1.A2:Sheet1.A16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</table:table-row>
      </table:table>
      <table:named-expressions/>
      <table:database-ranges>
        <table:database-range table:name="__Anonymous_Sheet_DB__0" table:target-range-address="Sheet1.A2:Sheet1.B1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9:08:24.917739422</meta:creation-date>
    <dc:date>2023-02-16T09:10:56.490297528</dc:date>
    <meta:editing-duration>PT2M34S</meta:editing-duration>
    <meta:editing-cycles>1</meta:editing-cycles>
    <meta:document-statistic meta:table-count="1" meta:cell-count="32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2:Sheet1.B16" svg:x="0.292cm" svg:y="0.285cm" svg:width="12.506cm" svg:height="8.645cm">
          <chart:coordinate-region svg:x="1.284cm" svg:y="0.484cm" svg:width="11.23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16</svg:desc>
                </draw:g>
              </table:table-cell>
              <table:table-cell office:value-type="float" office:value="28">
                <text:p>28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